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6pt" fo:font-weight="bold" style:font-size-asian="14pt" style:font-weight-asian="bold" style:font-size-complex="16pt" style:font-weight-complex="bold"/>
    </style:style>
    <style:style style:name="P2" style:family="paragraph" style:parent-style-name="Table_20_Contents">
      <style:text-properties style:font-name="arial" fo:font-size="16pt" style:font-size-asian="14pt" style:font-size-complex="16pt"/>
    </style:style>
    <style:style style:name="P3" style:family="paragraph" style:parent-style-name="Table_20_Contents">
      <style:text-properties style:font-name="arial" fo:font-size="16pt" officeooo:rsid="0020ca35" officeooo:paragraph-rsid="0020ca35" style:font-size-asian="14pt" style:font-size-complex="16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6pt" officeooo:rsid="00241827" officeooo:paragraph-rsid="00241827" style:font-size-asian="14pt" style:font-size-complex="16pt"/>
    </style:style>
    <style:style style:name="P5" style:family="paragraph" style:parent-style-name="Table_20_Contents">
      <style:text-properties style:font-name="arial" fo:font-size="16pt" officeooo:rsid="00241827" officeooo:paragraph-rsid="00241827" style:font-size-asian="14pt" style:font-size-complex="16pt"/>
    </style:style>
    <style:style style:name="P6" style:family="paragraph" style:parent-style-name="Text_20_body">
      <style:text-properties style:font-name="arial" fo:font-size="20pt" fo:font-weight="bold" officeooo:rsid="00224f3e" officeooo:paragraph-rsid="00224f3e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 final UD2 ejercicio 4</text:p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Iteració (<text:span text:style-name="Source_20_Text">i</text:span>) Condició <text:span text:style-name="Source_20_Text">i % 2 == 0</text:span> Valor de <text:span text:style-name="Source_20_Text">suma</text:span> Valor de <text:span text:style-name="Source_20_Text">comptador_parells</text:span></text:p>
          </table:table-cell>
        </table:table-row>
        <table:table-row>
          <table:table-cell table:style-name="Tabla1.A2" office:value-type="string">
            <text:p text:style-name="P4">I Es una variable. </text:p>
          </table:table-cell>
        </table:table-row>
        <table:table-row>
          <table:table-cell table:style-name="Tabla1.A2" office:value-type="string">
            <text:p text:style-name="P5">La condició fa el percentatge de la variable i de 2 </text:p>
          </table:table-cell>
        </table:table-row>
        <table:table-row>
          <table:table-cell table:style-name="Tabla1.A2" office:value-type="string">
            <text:p text:style-name="P5">El valor de suma suma la variable i i después li ho resta a 1</text:p>
          </table:table-cell>
        </table:table-row>
        <table:table-row>
          <table:table-cell table:style-name="Tabla1.A2" office:value-type="string">
            <text:p text:style-name="P5">El contador de parells conta quants números parells hi ha del 1 al 7. </text:p>
          </table:table-cell>
        </table:table-row>
        <table:table-row>
          <table:table-cell table:style-name="Tabla1.A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8:07:29.657764037</meta:creation-date>
    <dc:date>2025-11-21T18:15:12.232263897</dc:date>
    <meta:editing-duration>PT7M41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" meta:paragraph-count="6" meta:word-count="63" meta:character-count="305" meta:non-whitespace-character-count="245"/>
  </office:meta>
</office:document-meta>
</file>